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1.503cm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1.122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1.88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9.5pt" style:font-size-asian="9.5pt" style:font-size-complex="9.5pt"/>
    </style:style>
    <style:style style:name="P2" style:family="paragraph">
      <style:text-properties fo:font-size="9.5pt"/>
    </style:style>
    <style:style style:name="P3" style:family="paragraph">
      <style:text-properties fo:font-size="12pt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9.5pt" style:font-size-asian="9.5pt" style:font-size-complex="9.5pt"/>
    </style:style>
    <style:style style:name="T2" style:family="text">
      <style:text-properties fo:font-size="9.5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464cm" svg:height="1.759cm" svg:x="0.154cm" svg:y="1.026cm">
          <draw:text-box>
            <text:p><text:span text:style-name="T1">2013-04-05</text:span></text:p>
            <text:p><text:span text:style-name="T1"/></text:p>
            <text:p><text:span text:style-name="T1">3 susceptible</text:span></text:p>
          </draw:text-box>
        </draw:frame>
        <draw:frame draw:style-name="gr1" draw:text-style-name="P2" draw:layer="layout" svg:width="2.21cm" svg:height="1.759cm" svg:x="2.64cm" svg:y="1.026cm">
          <draw:text-box>
            <text:p><text:span text:style-name="T2">2013-06-24</text:span></text:p>
            <text:p><text:span text:style-name="T2"/></text:p>
            <text:p><text:span text:style-name="T2">3 resistant</text:span></text:p>
          </draw:text-box>
        </draw:frame>
        <draw:frame draw:style-name="gr2" draw:text-style-name="P2" draw:layer="layout" svg:width="2.21cm" svg:height="1.759cm" svg:x="4.842cm" svg:y="1.026cm">
          <draw:text-box>
            <text:p><text:span text:style-name="T2">2013-07-08</text:span></text:p>
            <text:p><text:span text:style-name="T2"/></text:p>
            <text:p><text:span text:style-name="T2">2 resistant</text:span></text:p>
          </draw:text-box>
        </draw:frame>
        <draw:frame draw:style-name="gr2" draw:text-style-name="P2" draw:layer="layout" svg:width="2.21cm" svg:height="1.759cm" svg:x="7.036cm" svg:y="1.026cm">
          <draw:text-box>
            <text:p><text:span text:style-name="T2">2013-09-02</text:span></text:p>
            <text:p><text:span text:style-name="T2"/></text:p>
            <text:p><text:span text:style-name="T2">5 resistant</text:span></text:p>
          </draw:text-box>
        </draw:frame>
        <draw:frame draw:style-name="gr2" draw:text-style-name="P2" draw:layer="layout" svg:width="2.21cm" svg:height="1.759cm" svg:x="9.23cm" svg:y="1.026cm">
          <draw:text-box>
            <text:p><text:span text:style-name="T2">2013-09-04</text:span></text:p>
            <text:p><text:span text:style-name="T2"/></text:p>
            <text:p><text:span text:style-name="T2">3 resistant</text:span></text:p>
          </draw:text-box>
        </draw:frame>
        <draw:frame draw:style-name="gr2" draw:text-style-name="P2" draw:layer="layout" svg:width="2.21cm" svg:height="1.759cm" svg:x="11.416cm" svg:y="1.012cm">
          <draw:text-box>
            <text:p><text:span text:style-name="T2">2013-09-09</text:span></text:p>
            <text:p><text:span text:style-name="T2"/></text:p>
            <text:p><text:span text:style-name="T2">1 resistant</text:span></text:p>
          </draw:text-box>
        </draw:frame>
        <draw:frame draw:style-name="gr2" draw:text-style-name="P2" draw:layer="layout" svg:width="2.21cm" svg:height="1.759cm" svg:x="13.602cm" svg:y="1.012cm">
          <draw:text-box>
            <text:p><text:span text:style-name="T2">2013-09-23</text:span></text:p>
            <text:p><text:span text:style-name="T2"/></text:p>
            <text:p><text:span text:style-name="T2">1 resistant</text:span></text:p>
          </draw:text-box>
        </draw:frame>
        <draw:frame draw:style-name="gr1" draw:text-style-name="P2" draw:layer="layout" svg:width="2.464cm" svg:height="1.759cm" svg:x="15.788cm" svg:y="1.012cm">
          <draw:text-box>
            <text:p><text:span text:style-name="T2">2013-10-07</text:span></text:p>
            <text:p><text:span text:style-name="T2"/></text:p>
            <text:p><text:span text:style-name="T2">1 susceptible</text:span></text:p>
          </draw:text-box>
        </draw:frame>
        <draw:frame draw:style-name="gr1" draw:text-style-name="P2" draw:layer="layout" svg:width="2.464cm" svg:height="1.759cm" svg:x="18.274cm" svg:y="1.012cm">
          <draw:text-box>
            <text:p><text:span text:style-name="T2">2014-06-10</text:span></text:p>
            <text:p><text:span text:style-name="T2"/></text:p>
            <text:p><text:span text:style-name="T2">1 susceptible</text:span></text:p>
          </draw:text-box>
        </draw:frame>
        <draw:frame draw:style-name="gr2" draw:text-style-name="P2" draw:layer="layout" svg:width="2.21cm" svg:height="1.759cm" svg:x="20.76cm" svg:y="1.012cm">
          <draw:text-box>
            <text:p><text:span text:style-name="T2">2014-11-03</text:span></text:p>
            <text:p><text:span text:style-name="T2"/></text:p>
            <text:p><text:span text:style-name="T2">2 resistant</text:span></text:p>
          </draw:text-box>
        </draw:frame>
        <draw:frame draw:style-name="gr3" draw:text-style-name="P2" draw:layer="layout" svg:width="2.464cm" svg:height="2.136cm" svg:x="22.946cm" svg:y="1.012cm">
          <draw:text-box>
            <text:p><text:span text:style-name="T2">2014-11-24</text:span></text:p>
            <text:p><text:span text:style-name="T2"/></text:p>
            <text:p><text:span text:style-name="T2">1 susceptible</text:span></text:p>
            <text:p><text:span text:style-name="T2">1 resistant</text:span></text:p>
          </draw:text-box>
        </draw:frame>
        <draw:frame draw:style-name="gr2" draw:text-style-name="P3" draw:layer="layout" svg:width="2.21cm" svg:height="1.759cm" svg:x="25.432cm" svg:y="1.012cm">
          <draw:text-box>
            <text:p><text:span text:style-name="T1">2014-12-01</text:span></text:p>
            <text:p><text:span text:style-name="T1"/></text:p>
            <text:p><text:span text:style-name="T1">1 resistant</text:span></text:p>
          </draw:text-box>
        </draw:frame>
        <draw:frame draw:style-name="gr4" draw:text-style-name="P4" draw:layer="layout" svg:width="2.843cm" svg:height="0.886cm" svg:x="-0.049cm" svg:y="0cm">
          <draw:text-box>
            <text:p><text:span text:style-name="T3">Infection</text:span></text:p>
          </draw:text-box>
        </draw:frame>
        <draw:frame draw:style-name="gr4" draw:text-style-name="P4" draw:layer="layout" svg:width="2.288cm" svg:height="0.886cm" svg:x="-0.002cm" svg:y="5.05cm">
          <draw:text-box>
            <text:p><text:span text:style-name="T3">Arrival</text:span></text:p>
          </draw:text-box>
        </draw:frame>
        <draw:frame draw:style-name="gr5" draw:text-style-name="P3" draw:layer="layout" svg:width="3.556cm" svg:height="2.163cm" svg:x="3.164cm" svg:y="6.858cm">
          <draw:text-box>
            <text:p><text:span text:style-name="T4">a1 - 2013-09-18</text:span></text:p>
            <text:p><text:span text:style-name="T4"/></text:p>
            <text:p><text:span text:style-name="T4">1 susceptible</text:span></text:p>
            <text:p><text:span text:style-name="T4">4 resistant</text:span></text:p>
          </draw:text-box>
        </draw:frame>
        <draw:frame draw:style-name="gr5" draw:text-style-name="P3" draw:layer="layout" svg:width="3.556cm" svg:height="2.163cm" svg:x="7.298cm" svg:y="6.858cm">
          <draw:text-box>
            <text:p><text:span text:style-name="T4">a2 - 2013-09-25</text:span></text:p>
            <text:p><text:span text:style-name="T4"/></text:p>
            <text:p><text:span text:style-name="T4">1 susceptible</text:span></text:p>
            <text:p><text:span text:style-name="T4">4 resistant</text:span></text:p>
          </draw:text-box>
        </draw:frame>
        <draw:frame draw:style-name="gr5" draw:text-style-name="P1" draw:layer="layout" svg:width="3.556cm" svg:height="2.163cm" svg:x="18.836cm" svg:y="6.827cm">
          <draw:text-box>
            <text:p><text:span text:style-name="T4">a4 - 2014-12-17</text:span></text:p>
            <text:p><text:span text:style-name="T4"/></text:p>
            <text:p><text:span text:style-name="T4">3 susceptible</text:span></text:p>
            <text:p><text:span text:style-name="T4">7 resistant</text:span></text:p>
          </draw:text-box>
        </draw:frame>
        <draw:frame draw:style-name="gr5" draw:text-style-name="P1" draw:layer="layout" svg:width="3.556cm" svg:height="2.163cm" svg:x="11.494cm" svg:y="6.858cm">
          <draw:text-box>
            <text:p><text:span text:style-name="T4">a3 - 2013-10-30</text:span></text:p>
            <text:p><text:span text:style-name="T4"/></text:p>
            <text:p><text:span text:style-name="T4">1 susceptible</text:span></text:p>
            <text:p><text:span text:style-name="T4">4 resistant</text:span></text:p>
          </draw:text-box>
        </draw:frame>
        <draw:line draw:style-name="gr6" draw:text-style-name="P5" draw:layer="layout" svg:x1="1.524cm" svg:y1="2.808cm" svg:x2="4.826cm" svg:y2="6.858cm">
          <text:p/>
        </draw:line>
        <draw:line draw:style-name="gr6" draw:text-style-name="P5" draw:layer="layout" svg:x1="1.524cm" svg:y1="2.808cm" svg:x2="9.144cm" svg:y2="6.858cm">
          <text:p/>
        </draw:line>
        <draw:line draw:style-name="gr6" draw:text-style-name="P5" draw:layer="layout" svg:x1="1.524cm" svg:y1="2.808cm" svg:x2="13.208cm" svg:y2="6.858cm">
          <text:p/>
        </draw:line>
        <draw:line draw:style-name="gr6" draw:text-style-name="P5" draw:layer="layout" svg:x1="3.81cm" svg:y1="2.808cm" svg:x2="4.826cm" svg:y2="6.858cm">
          <text:p/>
        </draw:line>
        <draw:line draw:style-name="gr6" draw:text-style-name="P5" draw:layer="layout" svg:x1="6.35cm" svg:y1="2.808cm" svg:x2="4.826cm" svg:y2="6.858cm">
          <text:p/>
        </draw:line>
        <draw:line draw:style-name="gr6" draw:text-style-name="P5" draw:layer="layout" svg:x1="6.35cm" svg:y1="2.808cm" svg:x2="9.144cm" svg:y2="6.858cm">
          <text:p/>
        </draw:line>
        <draw:line draw:style-name="gr6" draw:text-style-name="P5" draw:layer="layout" svg:x1="8.636cm" svg:y1="2.808cm" svg:x2="9.144cm" svg:y2="6.858cm">
          <text:p/>
        </draw:line>
        <draw:line draw:style-name="gr6" draw:text-style-name="P5" draw:layer="layout" svg:x1="8.636cm" svg:y1="2.808cm" svg:x2="13.208cm" svg:y2="6.858cm">
          <text:p/>
        </draw:line>
        <draw:line draw:style-name="gr6" draw:text-style-name="P5" draw:layer="layout" svg:x1="10.922cm" svg:y1="2.808cm" svg:x2="13.208cm" svg:y2="6.858cm">
          <text:p/>
        </draw:line>
        <draw:line draw:style-name="gr6" draw:text-style-name="P5" draw:layer="layout" svg:x1="10.922cm" svg:y1="2.808cm" svg:x2="20.574cm" svg:y2="6.827cm">
          <text:p/>
        </draw:line>
        <draw:line draw:style-name="gr6" draw:text-style-name="P5" draw:layer="layout" svg:x1="13.208cm" svg:y1="2.808cm" svg:x2="20.574cm" svg:y2="6.827cm">
          <text:p/>
        </draw:line>
        <draw:line draw:style-name="gr6" draw:text-style-name="P5" draw:layer="layout" svg:x1="15.24cm" svg:y1="2.794cm" svg:x2="20.574cm" svg:y2="6.827cm">
          <text:p/>
        </draw:line>
        <draw:line draw:style-name="gr6" draw:text-style-name="P5" draw:layer="layout" svg:x1="17.78cm" svg:y1="2.794cm" svg:x2="20.574cm" svg:y2="6.827cm">
          <text:p/>
        </draw:line>
        <draw:line draw:style-name="gr6" draw:text-style-name="P5" draw:layer="layout" svg:x1="20.066cm" svg:y1="2.794cm" svg:x2="20.574cm" svg:y2="6.827cm">
          <text:p/>
        </draw:line>
        <draw:line draw:style-name="gr6" draw:text-style-name="P5" draw:layer="layout" svg:x1="22.352cm" svg:y1="2.794cm" svg:x2="20.574cm" svg:y2="6.827cm">
          <text:p/>
        </draw:line>
        <draw:line draw:style-name="gr6" draw:text-style-name="P5" draw:layer="layout" svg:x1="24.638cm" svg:y1="3.171cm" svg:x2="20.574cm" svg:y2="6.827cm">
          <text:p/>
        </draw:line>
        <draw:line draw:style-name="gr6" draw:text-style-name="P5" draw:layer="layout" svg:x1="26.67cm" svg:y1="2.794cm" svg:x2="20.574cm" svg:y2="6.827cm">
          <text:p/>
        </draw:line>
        <draw:frame draw:style-name="gr7" draw:text-style-name="P6" draw:layer="layout" svg:width="0.508cm" svg:height="0.573cm" svg:x="8.228cm" svg:y="3.556cm">
          <draw:text-box>
            <text:p><text:span text:style-name="T5">3</text:span></text:p>
          </draw:text-box>
        </draw:frame>
        <draw:frame draw:style-name="gr7" draw:text-style-name="P6" draw:layer="layout" svg:width="0.762cm" svg:height="0.573cm" svg:x="9.144cm" svg:y="3.491cm">
          <draw:text-box>
            <text:p><text:span text:style-name="T5">2</text:span></text:p>
          </draw:text-box>
        </draw:frame>
        <draw:frame draw:style-name="gr7" draw:text-style-name="P6" draw:layer="layout" svg:width="0.762cm" svg:height="0.573cm" svg:x="10.922cm" svg:y="3.556cm">
          <draw:text-box>
            <text:p><text:span text:style-name="T5">2</text:span></text:p>
          </draw:text-box>
        </draw:frame>
        <draw:frame draw:style-name="gr7" draw:text-style-name="P6" draw:layer="layout" svg:width="0.762cm" svg:height="0.573cm" svg:x="12.446cm" svg:y="3.556cm">
          <draw:text-box>
            <text:p><text:span text:style-name="T5">1</text:span></text:p>
          </draw:text-box>
        </draw:frame>
        <draw:frame draw:style-name="gr4" draw:text-style-name="P4" draw:layer="layout" svg:width="3.254cm" svg:height="0.886cm" svg:x="0.052cm" svg:y="9.652cm">
          <draw:text-box>
            <text:p><text:span text:style-name="T3">Extraction</text:span></text:p>
          </draw:text-box>
        </draw:frame>
        <draw:frame draw:style-name="gr5" draw:text-style-name="P3" draw:layer="layout" svg:width="3.556cm" svg:height="2.163cm" svg:x="3.164cm" svg:y="10.858cm">
          <draw:text-box>
            <text:p><text:span text:style-name="T4">e1</text:span></text:p>
            <text:p><text:span text:style-name="T4"/></text:p>
            <text:p><text:span text:style-name="T4">1 susceptible</text:span></text:p>
            <text:p><text:span text:style-name="T4">4 resistant</text:span></text:p>
          </draw:text-box>
        </draw:frame>
        <draw:frame draw:style-name="gr5" draw:text-style-name="P3" draw:layer="layout" svg:width="3.556cm" svg:height="2.163cm" svg:x="7.298cm" svg:y="10.858cm">
          <draw:text-box>
            <text:p><text:span text:style-name="T4">e2</text:span></text:p>
            <text:p><text:span text:style-name="T4"/></text:p>
            <text:p><text:span text:style-name="T4">1 susceptible</text:span></text:p>
            <text:p><text:span text:style-name="T4">4 resistant</text:span></text:p>
          </draw:text-box>
        </draw:frame>
        <draw:frame draw:style-name="gr5" draw:text-style-name="P1" draw:layer="layout" svg:width="3.556cm" svg:height="2.163cm" svg:x="16.936cm" svg:y="10.827cm">
          <draw:text-box>
            <text:p><text:span text:style-name="T4">e4</text:span></text:p>
            <text:p><text:span text:style-name="T4"/></text:p>
            <text:p><text:span text:style-name="T4">2 susceptible</text:span></text:p>
            <text:p><text:span text:style-name="T4">3 resistant</text:span></text:p>
          </draw:text-box>
        </draw:frame>
        <draw:frame draw:style-name="gr5" draw:text-style-name="P1" draw:layer="layout" svg:width="3.556cm" svg:height="2.163cm" svg:x="11.494cm" svg:y="10.858cm">
          <draw:text-box>
            <text:p><text:span text:style-name="T4">e3</text:span></text:p>
            <text:p><text:span text:style-name="T4"/></text:p>
            <text:p><text:span text:style-name="T4">1 susceptible</text:span></text:p>
            <text:p><text:span text:style-name="T4">4 resistant</text:span></text:p>
          </draw:text-box>
        </draw:frame>
        <draw:line draw:style-name="gr6" draw:text-style-name="P5" draw:layer="layout" svg:x1="4.826cm" svg:y1="9.021cm" svg:x2="4.826cm" svg:y2="10.858cm">
          <text:p/>
        </draw:line>
        <draw:line draw:style-name="gr6" draw:text-style-name="P5" draw:layer="layout" svg:x1="9.144cm" svg:y1="9.021cm" svg:x2="9.144cm" svg:y2="10.858cm">
          <text:p/>
        </draw:line>
        <draw:line draw:style-name="gr6" draw:text-style-name="P5" draw:layer="layout" svg:x1="13.208cm" svg:y1="9.021cm" svg:x2="13.208cm" svg:y2="10.858cm">
          <text:p/>
        </draw:line>
        <draw:frame draw:style-name="gr5" draw:text-style-name="P1" draw:layer="layout" svg:width="3.556cm" svg:height="2.163cm" svg:x="21.636cm" svg:y="10.828cm">
          <draw:text-box>
            <text:p><text:span text:style-name="T4">e5</text:span></text:p>
            <text:p><text:span text:style-name="T4"/></text:p>
            <text:p><text:span text:style-name="T4">1 susceptible</text:span></text:p>
            <text:p><text:span text:style-name="T4">4 resistant</text:span></text:p>
          </draw:text-box>
        </draw:frame>
        <draw:line draw:style-name="gr6" draw:text-style-name="P5" draw:layer="layout" svg:x1="20.574cm" svg:y1="8.99cm" svg:x2="18.542cm" svg:y2="10.827cm">
          <text:p/>
        </draw:line>
        <draw:line draw:style-name="gr6" draw:text-style-name="P5" draw:layer="layout" svg:x1="20.574cm" svg:y1="8.99cm" svg:x2="23.622cm" svg:y2="10.828cm">
          <text:p/>
        </draw:line>
        <draw:frame draw:style-name="gr4" draw:text-style-name="P4" draw:layer="layout" svg:width="3.444cm" svg:height="0.886cm" svg:x="0.052cm" svg:y="13.652cm">
          <draw:text-box>
            <text:p><text:span text:style-name="T3">Master mix</text:span></text:p>
          </draw:text-box>
        </draw:frame>
        <draw:frame draw:style-name="gr7" draw:text-style-name="P6" draw:layer="layout" svg:width="2.032cm" svg:height="0.895cm" svg:x="17.41cm" svg:y="9.498cm">
          <draw:text-box>
            <text:p><text:span text:style-name="T5">2014-06-10</text:span></text:p>
            <text:p><text:span text:style-name="T5"><text:s/></text:span><text:span text:style-name="T5">&amp; earlier</text:span></text:p>
          </draw:text-box>
        </draw:frame>
        <draw:frame draw:style-name="gr7" draw:text-style-name="P6" draw:layer="layout" svg:width="2.032cm" svg:height="0.895cm" svg:x="22.61cm" svg:y="9.499cm">
          <draw:text-box>
            <text:p><text:span text:style-name="T5">2014-11-03</text:span></text:p>
            <text:p><text:span text:style-name="T5"><text:s/></text:span><text:span text:style-name="T5">&amp; later</text:span></text:p>
          </draw:text-box>
        </draw:frame>
        <draw:frame draw:style-name="gr5" draw:text-style-name="P3" draw:layer="layout" svg:width="3.556cm" svg:height="2.163cm" svg:x="16.936cm" svg:y="14.59cm">
          <draw:text-box>
            <text:p><text:span text:style-name="T4">m3</text:span></text:p>
            <text:p><text:span text:style-name="T4"/></text:p>
            <text:p><text:span text:style-name="T4">2 susceptible</text:span></text:p>
            <text:p><text:span text:style-name="T4">3 resistant</text:span></text:p>
          </draw:text-box>
        </draw:frame>
        <draw:frame draw:style-name="gr5" draw:text-style-name="P3" draw:layer="layout" svg:width="3.556cm" svg:height="2.163cm" svg:x="11.56cm" svg:y="14.601cm">
          <draw:text-box>
            <text:p><text:span text:style-name="T4">m2</text:span></text:p>
            <text:p><text:span text:style-name="T4"/></text:p>
            <text:p><text:span text:style-name="T4">2 susceptible</text:span></text:p>
            <text:p><text:span text:style-name="T4">8 resistant</text:span></text:p>
          </draw:text-box>
        </draw:frame>
        <draw:frame draw:style-name="gr5" draw:text-style-name="P3" draw:layer="layout" svg:width="3.556cm" svg:height="2.163cm" svg:x="4.804cm" svg:y="14.601cm">
          <draw:text-box>
            <text:p><text:span text:style-name="T4">m1</text:span></text:p>
            <text:p><text:span text:style-name="T4"/></text:p>
            <text:p><text:span text:style-name="T4">2 susceptible</text:span></text:p>
            <text:p><text:span text:style-name="T4">8 resistant</text:span></text:p>
          </draw:text-box>
        </draw:frame>
        <draw:line draw:style-name="gr6" draw:text-style-name="P5" draw:layer="layout" svg:x1="18.542cm" svg:y1="12.99cm" svg:x2="18.542cm" svg:y2="14.59cm">
          <text:p/>
        </draw:line>
        <draw:line draw:style-name="gr6" draw:text-style-name="P5" draw:layer="layout" svg:x1="4.826cm" svg:y1="13.021cm" svg:x2="6.604cm" svg:y2="14.601cm">
          <text:p/>
        </draw:line>
        <draw:line draw:style-name="gr6" draw:text-style-name="P5" draw:layer="layout" svg:x1="9.144cm" svg:y1="13.021cm" svg:x2="6.604cm" svg:y2="14.601cm">
          <text:p/>
        </draw:line>
        <draw:line draw:style-name="gr6" draw:text-style-name="P5" draw:layer="layout" svg:x1="13.208cm" svg:y1="13.021cm" svg:x2="13.208cm" svg:y2="14.601cm">
          <text:p/>
        </draw:line>
        <draw:line draw:style-name="gr6" draw:text-style-name="P5" draw:layer="layout" svg:x1="23.368cm" svg:y1="12.991cm" svg:x2="13.208cm" svg:y2="14.601cm">
          <text:p/>
        </draw:line>
        <draw:frame draw:style-name="gr4" draw:text-style-name="P4" draw:layer="layout" svg:width="3.69cm" svg:height="0.886cm" svg:x="0.052cm" svg:y="17.152cm">
          <draw:text-box>
            <text:p><text:span text:style-name="T3">Sequencing</text:span></text:p>
          </draw:text-box>
        </draw:frame>
        <draw:frame draw:style-name="gr5" draw:text-style-name="P3" draw:layer="layout" svg:width="3.556cm" svg:height="2.163cm" svg:x="11.304cm" svg:y="18.003cm">
          <draw:text-box>
            <text:p><text:span text:style-name="T4">Flow cell #2</text:span></text:p>
            <text:p><text:span text:style-name="T4"/></text:p>
            <text:p><text:span text:style-name="T4">m1, m2, m3</text:span></text:p>
            <text:p><text:span text:style-name="T4"/></text:p>
          </draw:text-box>
        </draw:frame>
        <draw:frame draw:style-name="gr5" draw:text-style-name="P3" draw:layer="layout" svg:width="3.556cm" svg:height="2.163cm" svg:x="5.804cm" svg:y="18.003cm">
          <draw:text-box>
            <text:p><text:span text:style-name="T4">Flow cell #1</text:span></text:p>
            <text:p><text:span text:style-name="T4"/></text:p>
            <text:p><text:span text:style-name="T4">m1, m2, m3</text:span></text:p>
            <text:p><text:span text:style-name="T4"/></text:p>
          </draw:text-box>
        </draw:frame>
        <draw:frame draw:style-name="gr5" draw:text-style-name="P3" draw:layer="layout" svg:width="3.556cm" svg:height="2.163cm" svg:x="16.804cm" svg:y="18.003cm">
          <draw:text-box>
            <text:p><text:span text:style-name="T4">Flow cell #3</text:span></text:p>
            <text:p><text:span text:style-name="T4"/></text:p>
            <text:p><text:span text:style-name="T4">m1, m2</text:span></text:p>
            <text:p><text:span text:style-name="T4"/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db-work </meta:initial-creator>
    <meta:creation-date>2016-03-11T15:03:50.384115932</meta:creation-date>
    <dc:date>2016-09-08T14:48:03.330607802</dc:date>
    <meta:editing-duration>PT1H21M1S</meta:editing-duration>
    <meta:editing-cycles>24</meta:editing-cycles>
    <meta:generator>LibreOffice/4.2.8.2$Linux_X86_64 LibreOffice_project/420m0$Build-2</meta:generator>
    <meta:document-statistic meta:object-count="88"/>
  </office:meta>
</office:document-meta>
</file>